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0417in" fo:margin-right="0in" fo:margin-top="0.0071in" fo:margin-bottom="0in" style:contextual-spacing="false" fo:text-indent="0in" style:auto-text-indent="false"/>
    </style:style>
    <style:style style:name="P2" style:family="paragraph" style:parent-style-name="Frame_20_contents">
      <style:paragraph-properties fo:margin-left="0in" fo:margin-right="0in" fo:margin-top="0.0071in" fo:margin-bottom="0in" style:contextual-spacing="false" fo:text-align="end" style:justify-single-word="false" fo:text-indent="0in" style:auto-text-indent="false"/>
    </style:style>
    <style:style style:name="P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font-size="22pt" fo:font-weight="bold" officeooo:rsid="00239ee4" officeooo:paragraph-rsid="00239ee4" style:font-size-asian="31.5pt" style:font-weight-asian="bold" style:font-size-complex="36pt" style:font-weight-complex="bold"/>
    </style:style>
    <style:style style:name="P4" style:family="paragraph" style:parent-style-name="Text_20_body">
      <style:paragraph-properties fo:margin-left="0.0138in" fo:margin-right="0in" fo:margin-top="0.0071in" fo:margin-bottom="0in" style:contextual-spacing="false" fo:text-indent="0in" style:auto-text-indent="false"/>
      <style:text-properties officeooo:paragraph-rsid="001cb4ca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d04cb" style:font-size-asian="10pt"/>
    </style:style>
    <style:style style:name="T3" style:family="text">
      <style:text-properties fo:font-size="10pt" officeooo:rsid="001e551d" style:font-size-asian="10pt"/>
    </style:style>
    <style:style style:name="T4" style:family="text">
      <style:text-properties officeooo:rsid="001cb4ca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134in" fo:min-width="3.4862in" fo:padding-top="0in" fo:padding-bottom="0in" fo:padding-left="0in" fo:padding-right="0in" fo:wrap-option="wrap" fo:margin-left="0in" fo:margin-right="0.0146in" fo:margin-top="0in" fo:margin-bottom="0.016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819in" fo:min-width="2.983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solid" draw:fill-color="#000000" draw:textarea-vertical-align="top" draw:auto-grow-height="false" fo:min-height="9.6673in" fo:min-width="6.2846in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in" draw:fill="none" draw:textarea-vertical-align="top" draw:auto-grow-height="false" fo:min-height="0.2134in" fo:min-width="0.2508in" fo:padding-top="0in" fo:padding-bottom="0in" fo:padding-left="0in" fo:padding-right="0in" fo:wrap-option="wrap" fo:margin-left="0in" fo:margin-right="0in" fo:margin-top="0in" fo:margin-bottom="0.0165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custom-shape text:anchor-type="char" draw:z-index="1" draw:name="AutoShape 33" draw:style-name="gr3" draw:text-style-name="P6" svg:width="6.4815in" svg:height="9.7657in" svg:x="0.8953in" svg:y="0.9953in"><text:p/><draw:enhanced-geometry draw:mirror-horizontal="false" draw:mirror-vertical="false" svg:viewBox="0 0 0 0" drawooo:sub-view-size="9333 14062" draw:text-areas="0 0 ?f204 ?f205" draw:type="ooxml-non-primitive" draw:enhanced-path="M 9261 14047 L 72 14047 43 14047 43 13989 0 13989 0 14047 0 14061 43 14061 72 14061 9261 14061 9261 14047 Z M 9261 57 L 72 57 58 57 58 14033 72 14033 9261 14033 9261 13989 72 13989 72 72 9261 72 9261 57 Z M 9261 0 L 72 0 0 0 0 43 0 13989 43 13989 43 43 72 43 9261 43 9261 0 Z M 9304 57 L 9261 57 9261 14033 9304 14033 9304 57 Z M 9333 0 L 9261 0 9261 43 9319 43 9319 14047 9261 14047 9261 14061 9319 14061 9333 14061 9333 14047 9333 43 9333 0 Z N"><draw:equation draw:name="f0" draw:formula="0+10550-1289"/><draw:equation draw:name="f1" draw:formula="?f0 *logwidth/9333"/><draw:equation draw:name="f2" draw:formula="0+15480-1433"/><draw:equation draw:name="f3" draw:formula="15480*logheight/14062"/><draw:equation draw:name="f4" draw:formula="0+1361-1289"/><draw:equation draw:name="f5" draw:formula="?f4 *logwidth/9333"/><draw:equation draw:name="f6" draw:formula="0+15480-1433"/><draw:equation draw:name="f7" draw:formula="15480*logheight/14062"/><draw:equation draw:name="f8" draw:formula="0+1332-1289"/><draw:equation draw:name="f9" draw:formula="?f8 *logwidth/9333"/><draw:equation draw:name="f10" draw:formula="0+15480-1433"/><draw:equation draw:name="f11" draw:formula="15480*logheight/14062"/><draw:equation draw:name="f12" draw:formula="0+1332-1289"/><draw:equation draw:name="f13" draw:formula="?f12 *logwidth/9333"/><draw:equation draw:name="f14" draw:formula="0+15422-1433"/><draw:equation draw:name="f15" draw:formula="15422*logheight/14062"/><draw:equation draw:name="f16" draw:formula="0+1289-1289"/><draw:equation draw:name="f17" draw:formula="?f16 *logwidth/9333"/><draw:equation draw:name="f18" draw:formula="0+15422-1433"/><draw:equation draw:name="f19" draw:formula="15422*logheight/14062"/><draw:equation draw:name="f20" draw:formula="0+1289-1289"/><draw:equation draw:name="f21" draw:formula="?f20 *logwidth/9333"/><draw:equation draw:name="f22" draw:formula="0+15480-1433"/><draw:equation draw:name="f23" draw:formula="15480*logheight/14062"/><draw:equation draw:name="f24" draw:formula="0+1289-1289"/><draw:equation draw:name="f25" draw:formula="?f24 *logwidth/9333"/><draw:equation draw:name="f26" draw:formula="0+15494-1433"/><draw:equation draw:name="f27" draw:formula="15494*logheight/14062"/><draw:equation draw:name="f28" draw:formula="0+1332-1289"/><draw:equation draw:name="f29" draw:formula="?f28 *logwidth/9333"/><draw:equation draw:name="f30" draw:formula="0+15494-1433"/><draw:equation draw:name="f31" draw:formula="15494*logheight/14062"/><draw:equation draw:name="f32" draw:formula="0+1361-1289"/><draw:equation draw:name="f33" draw:formula="?f32 *logwidth/9333"/><draw:equation draw:name="f34" draw:formula="0+15494-1433"/><draw:equation draw:name="f35" draw:formula="15494*logheight/14062"/><draw:equation draw:name="f36" draw:formula="0+10550-1289"/><draw:equation draw:name="f37" draw:formula="?f36 *logwidth/9333"/><draw:equation draw:name="f38" draw:formula="0+15494-1433"/><draw:equation draw:name="f39" draw:formula="15494*logheight/14062"/><draw:equation draw:name="f40" draw:formula="0+10550-1289"/><draw:equation draw:name="f41" draw:formula="?f40 *logwidth/9333"/><draw:equation draw:name="f42" draw:formula="0+15480-1433"/><draw:equation draw:name="f43" draw:formula="15480*logheight/14062"/><draw:equation draw:name="f44" draw:formula="0+10550-1289"/><draw:equation draw:name="f45" draw:formula="?f44 *logwidth/9333"/><draw:equation draw:name="f46" draw:formula="0+1490-1433"/><draw:equation draw:name="f47" draw:formula="1490*logheight/14062"/><draw:equation draw:name="f48" draw:formula="0+1361-1289"/><draw:equation draw:name="f49" draw:formula="?f48 *logwidth/9333"/><draw:equation draw:name="f50" draw:formula="0+1490-1433"/><draw:equation draw:name="f51" draw:formula="1490*logheight/14062"/><draw:equation draw:name="f52" draw:formula="0+1347-1289"/><draw:equation draw:name="f53" draw:formula="?f52 *logwidth/9333"/><draw:equation draw:name="f54" draw:formula="0+1490-1433"/><draw:equation draw:name="f55" draw:formula="1490*logheight/14062"/><draw:equation draw:name="f56" draw:formula="0+1347-1289"/><draw:equation draw:name="f57" draw:formula="?f56 *logwidth/9333"/><draw:equation draw:name="f58" draw:formula="0+15466-1433"/><draw:equation draw:name="f59" draw:formula="15466*logheight/14062"/><draw:equation draw:name="f60" draw:formula="0+1361-1289"/><draw:equation draw:name="f61" draw:formula="?f60 *logwidth/9333"/><draw:equation draw:name="f62" draw:formula="0+15466-1433"/><draw:equation draw:name="f63" draw:formula="15466*logheight/14062"/><draw:equation draw:name="f64" draw:formula="0+10550-1289"/><draw:equation draw:name="f65" draw:formula="?f64 *logwidth/9333"/><draw:equation draw:name="f66" draw:formula="0+15466-1433"/><draw:equation draw:name="f67" draw:formula="15466*logheight/14062"/><draw:equation draw:name="f68" draw:formula="0+10550-1289"/><draw:equation draw:name="f69" draw:formula="?f68 *logwidth/9333"/><draw:equation draw:name="f70" draw:formula="0+15422-1433"/><draw:equation draw:name="f71" draw:formula="15422*logheight/14062"/><draw:equation draw:name="f72" draw:formula="0+1361-1289"/><draw:equation draw:name="f73" draw:formula="?f72 *logwidth/9333"/><draw:equation draw:name="f74" draw:formula="0+15422-1433"/><draw:equation draw:name="f75" draw:formula="15422*logheight/14062"/><draw:equation draw:name="f76" draw:formula="0+1361-1289"/><draw:equation draw:name="f77" draw:formula="?f76 *logwidth/9333"/><draw:equation draw:name="f78" draw:formula="0+1505-1433"/><draw:equation draw:name="f79" draw:formula="1505*logheight/14062"/><draw:equation draw:name="f80" draw:formula="0+10550-1289"/><draw:equation draw:name="f81" draw:formula="?f80 *logwidth/9333"/><draw:equation draw:name="f82" draw:formula="0+1505-1433"/><draw:equation draw:name="f83" draw:formula="1505*logheight/14062"/><draw:equation draw:name="f84" draw:formula="0+10550-1289"/><draw:equation draw:name="f85" draw:formula="?f84 *logwidth/9333"/><draw:equation draw:name="f86" draw:formula="0+1490-1433"/><draw:equation draw:name="f87" draw:formula="1490*logheight/14062"/><draw:equation draw:name="f88" draw:formula="0+10550-1289"/><draw:equation draw:name="f89" draw:formula="?f88 *logwidth/9333"/><draw:equation draw:name="f90" draw:formula="0+1433-1433"/><draw:equation draw:name="f91" draw:formula="1433*logheight/14062"/><draw:equation draw:name="f92" draw:formula="0+1361-1289"/><draw:equation draw:name="f93" draw:formula="?f92 *logwidth/9333"/><draw:equation draw:name="f94" draw:formula="0+1433-1433"/><draw:equation draw:name="f95" draw:formula="1433*logheight/14062"/><draw:equation draw:name="f96" draw:formula="0+1289-1289"/><draw:equation draw:name="f97" draw:formula="?f96 *logwidth/9333"/><draw:equation draw:name="f98" draw:formula="0+1433-1433"/><draw:equation draw:name="f99" draw:formula="1433*logheight/14062"/><draw:equation draw:name="f100" draw:formula="0+1289-1289"/><draw:equation draw:name="f101" draw:formula="?f100 *logwidth/9333"/><draw:equation draw:name="f102" draw:formula="0+1433-1433"/><draw:equation draw:name="f103" draw:formula="1433*logheight/14062"/><draw:equation draw:name="f104" draw:formula="0+1289-1289"/><draw:equation draw:name="f105" draw:formula="?f104 *logwidth/9333"/><draw:equation draw:name="f106" draw:formula="0+1476-1433"/><draw:equation draw:name="f107" draw:formula="1476*logheight/14062"/><draw:equation draw:name="f108" draw:formula="0+1289-1289"/><draw:equation draw:name="f109" draw:formula="?f108 *logwidth/9333"/><draw:equation draw:name="f110" draw:formula="0+15422-1433"/><draw:equation draw:name="f111" draw:formula="15422*logheight/14062"/><draw:equation draw:name="f112" draw:formula="0+1332-1289"/><draw:equation draw:name="f113" draw:formula="?f112 *logwidth/9333"/><draw:equation draw:name="f114" draw:formula="0+15422-1433"/><draw:equation draw:name="f115" draw:formula="15422*logheight/14062"/><draw:equation draw:name="f116" draw:formula="0+1332-1289"/><draw:equation draw:name="f117" draw:formula="?f116 *logwidth/9333"/><draw:equation draw:name="f118" draw:formula="0+1476-1433"/><draw:equation draw:name="f119" draw:formula="1476*logheight/14062"/><draw:equation draw:name="f120" draw:formula="0+1361-1289"/><draw:equation draw:name="f121" draw:formula="?f120 *logwidth/9333"/><draw:equation draw:name="f122" draw:formula="0+1476-1433"/><draw:equation draw:name="f123" draw:formula="1476*logheight/14062"/><draw:equation draw:name="f124" draw:formula="0+10550-1289"/><draw:equation draw:name="f125" draw:formula="?f124 *logwidth/9333"/><draw:equation draw:name="f126" draw:formula="0+1476-1433"/><draw:equation draw:name="f127" draw:formula="1476*logheight/14062"/><draw:equation draw:name="f128" draw:formula="0+10550-1289"/><draw:equation draw:name="f129" draw:formula="?f128 *logwidth/9333"/><draw:equation draw:name="f130" draw:formula="0+1433-1433"/><draw:equation draw:name="f131" draw:formula="1433*logheight/14062"/><draw:equation draw:name="f132" draw:formula="0+10593-1289"/><draw:equation draw:name="f133" draw:formula="?f132 *logwidth/9333"/><draw:equation draw:name="f134" draw:formula="0+1490-1433"/><draw:equation draw:name="f135" draw:formula="1490*logheight/14062"/><draw:equation draw:name="f136" draw:formula="0+10550-1289"/><draw:equation draw:name="f137" draw:formula="?f136 *logwidth/9333"/><draw:equation draw:name="f138" draw:formula="0+1490-1433"/><draw:equation draw:name="f139" draw:formula="1490*logheight/14062"/><draw:equation draw:name="f140" draw:formula="0+10550-1289"/><draw:equation draw:name="f141" draw:formula="?f140 *logwidth/9333"/><draw:equation draw:name="f142" draw:formula="0+15466-1433"/><draw:equation draw:name="f143" draw:formula="15466*logheight/14062"/><draw:equation draw:name="f144" draw:formula="0+10593-1289"/><draw:equation draw:name="f145" draw:formula="?f144 *logwidth/9333"/><draw:equation draw:name="f146" draw:formula="0+15466-1433"/><draw:equation draw:name="f147" draw:formula="15466*logheight/14062"/><draw:equation draw:name="f148" draw:formula="0+10593-1289"/><draw:equation draw:name="f149" draw:formula="?f148 *logwidth/9333"/><draw:equation draw:name="f150" draw:formula="0+1490-1433"/><draw:equation draw:name="f151" draw:formula="1490*logheight/14062"/><draw:equation draw:name="f152" draw:formula="0+10622-1289"/><draw:equation draw:name="f153" draw:formula="?f152 *logwidth/9333"/><draw:equation draw:name="f154" draw:formula="0+1433-1433"/><draw:equation draw:name="f155" draw:formula="1433*logheight/14062"/><draw:equation draw:name="f156" draw:formula="0+10550-1289"/><draw:equation draw:name="f157" draw:formula="?f156 *logwidth/9333"/><draw:equation draw:name="f158" draw:formula="0+1433-1433"/><draw:equation draw:name="f159" draw:formula="1433*logheight/14062"/><draw:equation draw:name="f160" draw:formula="0+10550-1289"/><draw:equation draw:name="f161" draw:formula="?f160 *logwidth/9333"/><draw:equation draw:name="f162" draw:formula="0+1476-1433"/><draw:equation draw:name="f163" draw:formula="1476*logheight/14062"/><draw:equation draw:name="f164" draw:formula="0+10608-1289"/><draw:equation draw:name="f165" draw:formula="?f164 *logwidth/9333"/><draw:equation draw:name="f166" draw:formula="0+1476-1433"/><draw:equation draw:name="f167" draw:formula="1476*logheight/14062"/><draw:equation draw:name="f168" draw:formula="0+10608-1289"/><draw:equation draw:name="f169" draw:formula="?f168 *logwidth/9333"/><draw:equation draw:name="f170" draw:formula="0+15480-1433"/><draw:equation draw:name="f171" draw:formula="15480*logheight/14062"/><draw:equation draw:name="f172" draw:formula="0+10550-1289"/><draw:equation draw:name="f173" draw:formula="?f172 *logwidth/9333"/><draw:equation draw:name="f174" draw:formula="0+15480-1433"/><draw:equation draw:name="f175" draw:formula="15480*logheight/14062"/><draw:equation draw:name="f176" draw:formula="0+10550-1289"/><draw:equation draw:name="f177" draw:formula="?f176 *logwidth/9333"/><draw:equation draw:name="f178" draw:formula="0+15494-1433"/><draw:equation draw:name="f179" draw:formula="15494*logheight/14062"/><draw:equation draw:name="f180" draw:formula="0+10608-1289"/><draw:equation draw:name="f181" draw:formula="?f180 *logwidth/9333"/><draw:equation draw:name="f182" draw:formula="0+15494-1433"/><draw:equation draw:name="f183" draw:formula="15494*logheight/14062"/><draw:equation draw:name="f184" draw:formula="0+10622-1289"/><draw:equation draw:name="f185" draw:formula="?f184 *logwidth/9333"/><draw:equation draw:name="f186" draw:formula="0+15494-1433"/><draw:equation draw:name="f187" draw:formula="15494*logheight/14062"/><draw:equation draw:name="f188" draw:formula="0+10622-1289"/><draw:equation draw:name="f189" draw:formula="?f188 *logwidth/9333"/><draw:equation draw:name="f190" draw:formula="0+15480-1433"/><draw:equation draw:name="f191" draw:formula="15480*logheight/14062"/><draw:equation draw:name="f192" draw:formula="0+10622-1289"/><draw:equation draw:name="f193" draw:formula="?f192 *logwidth/9333"/><draw:equation draw:name="f194" draw:formula="0+1476-1433"/><draw:equation draw:name="f195" draw:formula="1476*logheight/14062"/><draw:equation draw:name="f196" draw:formula="0+10622-1289"/><draw:equation draw:name="f197" draw:formula="?f196 *logwidth/9333"/><draw:equation draw:name="f198" draw:formula="0+1433-1433"/><draw:equation draw:name="f199" draw:formula="1433*logheight/14062"/><draw:equation draw:name="f200" draw:formula="0+10622-1289"/><draw:equation draw:name="f201" draw:formula="?f200 *logwidth/9333"/><draw:equation draw:name="f202" draw:formula="0+1433-1433"/><draw:equation draw:name="f203" draw:formula="1433*logheight/14062"/><draw:equation draw:name="f204" draw:formula="logwidth"/><draw:equation draw:name="f205" draw:formula="logheight"/></draw:enhanced-geometry></draw:custom-shape><draw:custom-shape text:anchor-type="char" draw:z-index="2" draw:name="Text Box 22" draw:style-name="gr2" draw:text-style-name="P5" svg:width="2.9835in" svg:height="0.1815in" svg:x="4.35in" svg:y="0.7016in"><text:p text:style-name="P2"><text:span text:style-name="T1"><text:s/></text:span><text:span text:style-name="T2">VK H</text:span><text:span text:style-name="T3">ARDWARE ONLINE SHOP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Text Box 24" draw:style-name="gr4" draw:text-style-name="P5" svg:width="0.2504in" svg:height="0.213in" svg:x="7.0516in" svg:y="10.8465in"><text:p text:style-name="P1"><text:page-number text:select-page="current">1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Text Box 17" draw:style-name="gr1" draw:text-style-name="P5" svg:width="3.4858in" svg:height="0.213in" svg:x="0.9008in" svg:y="10.8528in"><text:p text:style-name="P4"><text:span text:style-name="T4">DEPARTMENT OF COMPUTER APPLICA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.3516in" fo:margin-bottom="0.7839in" fo:margin-left="1.2764in" fo:margin-right="1.175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1:25:46.565686370</meta:creation-date>
    <dc:date>2023-03-05T00:28:32.652790261</dc:date>
    <meta:editing-duration>P2DT18H55M42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3" meta:word-count="9" meta:character-count="59" meta:non-whitespace-character-count="52"/>
  </office:meta>
</office:document-meta>
</file>